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omyślnaczcionkaakapitu" style:family="text">
      <style:text-properties fo:font-size="12pt" style:font-size-asian="12pt" style:font-size-complex="12pt"/>
    </style:style>
    <style:style style:name="T4" style:parent-style-name="Domyślnaczcionkaakapitu" style:family="text">
      <style:text-properties fo:font-size="12pt" style:font-size-asian="12pt" style:font-size-complex="12pt"/>
    </style:style>
    <style:style style:name="T5" style:parent-style-name="Domyślnaczcionkaakapitu" style:family="text">
      <style:text-properties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size="12pt" style:font-size-asian="12pt" style:font-size-complex="12pt"/>
    </style:style>
    <style:style style:name="P8" style:parent-style-name="Normalny" style:family="paragraph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9" style:parent-style-name="Domyślnaczcionkaakapitu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pl" style:country-asian="PL"/>
    </style:style>
    <style:style style:name="T10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1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2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3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4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5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6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7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8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19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20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21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22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  <style:style style:name="T23" style:parent-style-name="Domyślnaczcionkaakapitu" style:family="text">
      <style:text-properties style:font-name-asian="Times New Roman" style:font-name-complex="Calibri" fo:color="#000000" fo:font-size="12pt" style:font-size-asian="12pt" style:font-size-complex="12pt" style:language-asian="pl" style:country-asian="PL"/>
    </style:style>
  </office:automatic-styles>
  <office:body>
    <office:text text:use-soft-page-breaks="true">
      <text:p text:style-name="P1">Specification</text:p>
      <text:p text:style-name="Normalny"><text:span text:style-name="T2">Technologies:</text:span></text:p>
      <text:p text:style-name="Normalny"><text:span text:style-name="T3">- Vaadin 13.0.3</text:span></text:p>
      <text:p text:style-name="Normalny"><text:span text:style-name="T4">- Spring Framework 2.1.4</text:span></text:p>
      <text:p text:style-name="Normalny"><text:span text:style-name="T5">- Apache Maven 3.5.2</text:span></text:p>
      <text:p text:style-name="Normalny"><text:span text:style-name="T6">- Junit5</text:span></text:p>
      <text:p text:style-name="Normalny"><text:span text:style-name="T7">- Eclipse Java IDE</text:span></text:p>
      <text:p text:style-name="P8"/>
      <text:p text:style-name="Normalny"><text:span text:style-name="T9">Final Features:</text:span></text:p>
      <text:p text:style-name="Normalny"><text:span text:style-name="T10">- login\logout</text:span><text:span text:style-name="T11"><text:s/>feature</text:span></text:p>
      <text:p text:style-name="Normalny"><text:span text:style-name="T12">- two account types with different privileges (“admin” and ”user”)</text:span></text:p>
      <text:p text:style-name="Normalny"><text:span text:style-name="T13">- ability to browse and filter the contents of products database</text:span></text:p>
      <text:p text:style-name="Normalny"><text:span text:style-name="T14">- user: ability to place orders that update the availability of products</text:span></text:p>
      <text:p text:style-name="Normalny"><text:span text:style-name="T15">- user: ability to cancel previous orders</text:span></text:p>
      <text:p text:style-name="Normalny"><text:span text:style-name="T16">- admin: ability to browse placed orders and update their status</text:span></text:p>
      <text:p text:style-name="Normalny"><text:span text:style-name="T17">- admin: ability to freely modify and delete</text:span><text:span text:style-name="T18"><text:s/>the contents of products database</text:span></text:p>
      <text:p text:style-name="Normalny"><text:span text:style-name="T19">- admin: ability to add products to database via a form</text:span></text:p>
      <text:p text:style-name="Normalny"><text:span text:style-name="T20">- admin: ability to modify the categories list</text:span></text:p>
      <text:p text:style-name="Normalny"><text:span text:style-name="T21">- admin: access to a set of predefined charts visualizing information about current stock and order history of product</text:span><text:span text:style-name="T22"><text:s/>categories</text:span></text:p>
      <text:p text:style-name="Normalny"/>
      <text:p text:style-name="Normalny"><text:span text:style-name="T23">Everything is subject to chan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Przybysz</meta:initial-creator>
    <dc:creator>Filip Przybysz</dc:creator>
    <meta:creation-date>2019-03-30T19:48:00Z</meta:creation-date>
    <dc:date>2020-04-28T19:18:00Z</dc:date>
    <meta:template xlink:href="Normal.dotm" xlink:type="simple"/>
    <meta:editing-cycles>20</meta:editing-cycles>
    <meta:editing-duration>PT13200S</meta:editing-duration>
    <meta:document-statistic meta:page-count="1" meta:paragraph-count="1" meta:word-count="116" meta:character-count="815" meta:row-count="5" meta:non-whitespace-character-count="700"/>
  </office:meta>
</office:document-meta>
</file>